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0AD81AE250577CB4.png" manifest:media-type="image/png"/>
  <manifest:file-entry manifest:full-path="Pictures/100000000000055600000300FF61840AA49096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1a8" officeooo:paragraph-rsid="001a71a8"/>
    </style:style>
    <style:style style:name="P2" style:family="paragraph" style:parent-style-name="Standard">
      <style:text-properties officeooo:rsid="001af94f" officeooo:paragraph-rsid="001af9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s images:</text:p>
      <text:p text:style-name="P1"/>
      <text:p text:style-name="P2">create a iam user : </text:p>
      <text:p text:style-name="P2"/>
      <text:p text:style-name="P2"><draw:frame draw:style-name="fr1" draw:name="Image1" text:anchor-type="paragraph" svg:width="17cm" svg:height="9.557cm" draw:z-index="0"><draw:image xlink:href="Pictures/100000000000055600000300FF61840AA49096EE.png" xlink:type="simple" xlink:show="embed" xlink:actuate="onLoad"/></draw:frame></text:p>
      <text:p text:style-name="P2"><draw:frame draw:style-name="fr1" draw:name="Image2" text:anchor-type="paragraph" svg:width="17cm" svg:height="9.557cm" draw:z-index="1"><draw:image xlink:href="Pictures/1000000000000556000003000AD81AE250577C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59:44.342760284</meta:creation-date>
    <dc:date>2018-07-05T11:24:24.761664676</dc:date>
    <meta:editing-duration>PT14M39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2" meta:word-count="7" meta:character-count="31" meta:non-whitespace-character-count="25"/>
  </office:meta>
</office:document-meta>
</file>